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096cm"/>
    </style:style>
    <style:style style:name="Table11.B" style:family="table-column">
      <style:table-column-properties style:column-width="13.91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2.487cm" style:rel-column-width="9698*"/>
    </style:style>
    <style:style style:name="Table2.B" style:family="table-column">
      <style:table-column-properties style:column-width="14.319cm" style:rel-column-width="5583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806cm" table:align="margins"/>
    </style:style>
    <style:style style:name="Table3.A" style:family="table-column">
      <style:table-column-properties style:column-width="2.91cm" style:rel-column-width="11348*"/>
    </style:style>
    <style:style style:name="Table3.B" style:family="table-column">
      <style:table-column-properties style:column-width="5.292cm" style:rel-column-width="20634*"/>
    </style:style>
    <style:style style:name="Table3.C" style:family="table-column">
      <style:table-column-properties style:column-width="2.09cm" style:rel-column-width="8150*"/>
    </style:style>
    <style:style style:name="Table3.D" style:family="table-column">
      <style:table-column-properties style:column-width="6.514cm" style:rel-column-width="2540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806cm" table:align="margins"/>
    </style:style>
    <style:style style:name="Table4.A" style:family="table-column">
      <style:table-column-properties style:column-width="2.302cm" style:rel-column-width="8975*"/>
    </style:style>
    <style:style style:name="Table4.B" style:family="table-column">
      <style:table-column-properties style:column-width="14.504cm" style:rel-column-width="5656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2.487cm" style:rel-column-width="9698*"/>
    </style:style>
    <style:style style:name="Table6.B" style:family="table-column">
      <style:table-column-properties style:column-width="14.319cm" style:rel-column-width="5583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2.593cm" style:rel-column-width="10110*"/>
    </style:style>
    <style:style style:name="Table7.B" style:family="table-column">
      <style:table-column-properties style:column-width="14.213cm" style:rel-column-width="5542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2.593cm" style:rel-column-width="10110*"/>
    </style:style>
    <style:style style:name="Table8.B" style:family="table-column">
      <style:table-column-properties style:column-width="4.313cm" style:rel-column-width="16817*"/>
    </style:style>
    <style:style style:name="Table8.C" style:family="table-column">
      <style:table-column-properties style:column-width="2.09cm" style:rel-column-width="8150*"/>
    </style:style>
    <style:style style:name="Table8.D" style:family="table-column">
      <style:table-column-properties style:column-width="7.811cm" style:rel-column-width="3045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2.699cm" style:rel-column-width="10523*"/>
    </style:style>
    <style:style style:name="Table9.B" style:family="table-column">
      <style:table-column-properties style:column-width="14.108cm" style:rel-column-width="55012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2.196cm" style:rel-column-width="8563*"/>
    </style:style>
    <style:style style:name="Table10.B" style:family="table-column">
      <style:table-column-properties style:column-width="14.61cm" style:rel-column-width="56972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fc516" officeooo:paragraph-rsid="001fc516"/>
    </style:style>
    <style:style style:name="P2" style:family="paragraph" style:parent-style-name="Footer">
      <style:text-properties officeooo:rsid="001fc516" officeooo:paragraph-rsid="001fc516"/>
    </style:style>
    <style:style style:name="P3" style:family="paragraph" style:parent-style-name="Standard">
      <style:text-properties officeooo:rsid="001bd6c5" officeooo:paragraph-rsid="001bd6c5"/>
    </style:style>
    <style:style style:name="P4" style:family="paragraph" style:parent-style-name="Standard">
      <style:text-properties officeooo:rsid="001bd6c5" officeooo:paragraph-rsid="0022db03"/>
    </style:style>
    <style:style style:name="P5" style:family="paragraph" style:parent-style-name="Standard">
      <style:text-properties officeooo:rsid="001d75a2" officeooo:paragraph-rsid="001d75a2"/>
    </style:style>
    <style:style style:name="P6" style:family="paragraph" style:parent-style-name="Standard">
      <style:text-properties fo:font-weight="bold" officeooo:rsid="001fc516" officeooo:paragraph-rsid="0022db03" style:font-weight-asian="bold" style:font-weight-complex="bold"/>
    </style:style>
    <style:style style:name="P7" style:family="paragraph" style:parent-style-name="Standard">
      <style:text-properties fo:font-weight="bold" officeooo:rsid="002764e3" officeooo:paragraph-rsid="002764e3" style:font-weight-asian="bold" style:font-weight-complex="bold"/>
    </style:style>
    <style:style style:name="P8" style:family="paragraph" style:parent-style-name="Standard">
      <style:text-properties officeooo:rsid="002aa858" officeooo:paragraph-rsid="002aa858"/>
    </style:style>
    <style:style style:name="P9" style:family="paragraph" style:parent-style-name="Table_20_Contents">
      <style:text-properties officeooo:rsid="001f6b73" officeooo:paragraph-rsid="001f6b73"/>
    </style:style>
    <style:style style:name="P10" style:family="paragraph" style:parent-style-name="Table_20_Contents">
      <style:text-properties officeooo:paragraph-rsid="001f6b73"/>
    </style:style>
    <style:style style:name="P11" style:family="paragraph" style:parent-style-name="Table_20_Contents">
      <style:text-properties officeooo:rsid="002429a3" officeooo:paragraph-rsid="002429a3"/>
    </style:style>
    <style:style style:name="P12" style:family="paragraph" style:parent-style-name="Table_20_Contents">
      <style:text-properties fo:font-weight="bold" officeooo:rsid="001d75a2" officeooo:paragraph-rsid="001d75a2" style:font-weight-asian="bold" style:font-weight-complex="bold"/>
    </style:style>
    <style:style style:name="P13" style:family="paragraph" style:parent-style-name="Table_20_Contents">
      <style:text-properties fo:font-weight="bold" officeooo:rsid="001f6b73" officeooo:paragraph-rsid="001f6b73" style:font-weight-asian="bold" style:font-weight-complex="bold"/>
    </style:style>
    <style:style style:name="P14" style:family="paragraph" style:parent-style-name="Table_20_Contents">
      <style:text-properties fo:font-weight="bold" officeooo:rsid="001fa3d3" officeooo:paragraph-rsid="001fa3d3" style:font-weight-asian="bold" style:font-weight-complex="bold"/>
    </style:style>
    <style:style style:name="P15" style:family="paragraph" style:parent-style-name="Table_20_Contents">
      <style:text-properties fo:font-weight="bold" officeooo:rsid="002764e3" officeooo:paragraph-rsid="002764e3" style:font-weight-asian="bold" style:font-weight-complex="bold"/>
    </style:style>
    <style:style style:name="P16" style:family="paragraph" style:parent-style-name="Table_20_Contents">
      <style:text-properties officeooo:rsid="002aa858" officeooo:paragraph-rsid="002aa858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c14f"/>
    </style:style>
    <style:style style:name="T2" style:family="text">
      <style:text-properties officeooo:rsid="002aa858"/>
    </style:style>
    <style:style style:name="T3" style:family="text">
      <style:text-properties officeooo:rsid="002cba3a"/>
    </style:style>
    <style:style style:name="T4" style:family="text">
      <style:text-properties officeooo:rsid="002d0c5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Levantamento de Requisitos</text:title></text:p>
      <text:p text:style-name="Subtitle"><text:subject>Solicitação de Avaliação de Requisitos</text:subject></text:p>
      <text:h text:style-name="Heading_20_1" text:outline-level="1"><text:span text:style-name="T1">Avaliação de </text:span>Pré-Requisito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">ID Solicitação:</text:p>
          </table:table-cell>
          <table:table-cell table:style-name="Table11.B1" office:value-type="string">
            <text:p text:style-name="P4"><office:annotation><dc:creator>João (Home)</dc:creator><dc:date>2015-06-14T12:09:14</dc:date><text:list text:style-name=""><text:list-item><text:p text:style-name="P17"><text:span text:style-name="T5">Identificação da solicitação de avaliação de requisitos, no formato:</text:span></text:p></text:list-item><text:list-item><text:p text:style-name="P17"><text:span text:style-name="T5">- AnoMesDiaHoraMinuto.</text:span></text:p></text:list-item><text:list-item><text:p text:style-name="P17"><text:span text:style-name="T5">- YYYYMMDDhhmm</text:span></text:p></text:list-item></text:list></office:annotation></text:p>
          </table:table-cell>
        </table:table-row>
      </table:table>
      <text:h text:style-name="Heading_20_2" text:outline-level="2">Solicitação</text:h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2">Solicitante:</text:p>
                </table:table-cell>
                <table:table-cell table:style-name="Table2.B1" office:value-type="string">
                  <text:p text:style-name="Table_20_Contents"><office:annotation><dc:creator>João (Home)</dc:creator><dc:date>2015-06-14T10:52:03</dc:date><text:list text:continue-numbering="true" text:style-name=""><text:list-item><text:p><text:span text:style-name="T5">Infome o nome do solicitante.</text:span></text:p></text:list-item></text:list></office:annotation></text:p>
                </table:table-cell>
              </table:table-row>
              <table:table-row>
                <table:table-cell table:style-name="Table2.A2" office:value-type="string">
                  <text:p text:style-name="P13">Contato:</text:p>
                </table:table-cell>
                <table:table-cell table:style-name="Table2.B2" office:value-type="string">
                  <text:p text:style-name="P9"><office:annotation><dc:creator>João (Home)</dc:creator><dc:date>2015-06-14T10:58:24</dc:date><text:list text:continue-numbering="true" text:style-name=""><text:list-item><text:p text:style-name="P17"><text:span text:style-name="T5">Informe uma forma de contato com o solicitante.</text:span></text:p></text:list-item></text:list></office:annotation>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2">Solicitado em:</text:p>
                </table:table-cell>
                <table:table-cell table:style-name="Table3.A1" office:value-type="string">
                  <text:p text:style-name="Table_20_Contents"><office:annotation><dc:creator>João (Home)</dc:creator><dc:date>2015-06-14T10:46:57</dc:date><text:list text:continue-numbering="true" text:style-name=""><text:list-item><text:p text:style-name="P17"><text:span text:style-name="T5">Infome a data da solicitação.</text:span></text:p></text:list-item></text:list></office:annotation></text:p>
                </table:table-cell>
                <table:table-cell table:style-name="Table3.A1" office:value-type="string">
                  <text:p text:style-name="P12">Escopo:</text:p>
                </table:table-cell>
                <table:table-cell table:style-name="Table3.D1" office:value-type="string">
                  <text:p text:style-name="Table_20_Contents"><text:drop-down text:name="Escopo"><text:label text:value="Médico"/><text:label text:value="Enfermeiro"/><text:label text:value="Técnico"/><text:label text:value="Paramédico"/><text:label text:value="Atendente"/><text:label text:value="Bombeiro"/><text:label text:current-selected="true" text:value="Paciente"/><text:label text:value="Analista"/>Paciente</text:drop-down><office:annotation><dc:creator>João (Home)</dc:creator><dc:date>2015-06-14T10:47:28</dc:date><text:list text:continue-numbering="true" text:style-name=""><text:list-item><text:p text:style-name="P17"><text:span text:style-name="T5">Informe o escopo que esta solicitação atende:</text:span></text:p></text:list-item><text:list-item><text:p text:style-name="P17"><text:span text:style-name="T5">- Paciente;</text:span></text:p></text:list-item><text:list-item><text:p text:style-name="P17"><text:span text:style-name="T5">- Médico;</text:span></text:p></text:list-item><text:list-item><text:p text:style-name="P17"><text:span text:style-name="T5">- Enfermeiro;</text:span></text:p></text:list-item><text:list-item><text:p text:style-name="P17"><text:span text:style-name="T5">- Bombeiro;</text:span></text:p></text:list-item><text:list-item><text:p text:style-name="P17"><text:span text:style-name="T5">- Famíliar;</text:span></text:p></text:list-item><text:list-item><text:p text:style-name="P17"><text:span text:style-name="T5">- Comum;</text:span></text:p></text:list-item><text:list-item><text:p text:style-name="P17"><text:span text:style-name="T5">- Analista.</text:span></text:p></text:list-item></text:list></office:annotation>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Id Pré-Req<office:annotation><dc:creator>João (Home)</dc:creator><dc:date>2015-06-15T10:01:24</dc:date><text:list text:continue-numbering="true" text:style-name=""><text:list-item><text:p text:style-name="P18"><text:span text:style-name="T5">Identifição do pré-requisito, no formato:</text:span></text:p></text:list-item><text:list-item><text:p text:style-name="P18"><text:span text:style-name="T5">- P####</text:span></text:p></text:list-item><text:list-item><text:p text:style-name="P18"><text:span text:style-name="T5">Ex: P1453.</text:span></text:p></text:list-item></text:list></office:annotation></text:p>
                </table:table-cell>
                <table:table-cell table:style-name="Table4.B1" office:value-type="string">
                  <text:p text:style-name="P7">Solicitação<office:annotation><dc:creator>João (Home)</dc:creator><dc:date>2015-06-15T10:02:32</dc:date><text:list text:continue-numbering="true" text:style-name=""><text:list-item><text:p text:style-name="P18"><text:span text:style-name="T5">Descrição da solicitação de pré-requisito.</text:span></text:p></text:list-item></text:list></office:annotation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8"/>
                </table:table-cell>
              </table:table-row>
            </table:table>
            <text:p text:style-name="P10"/>
          </table:table-cell>
        </table:table-row>
      </table:table>
      <text:h text:style-name="Heading_20_2" text:outline-level="2">Avaliação</text:h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3">Avaliadores:</text:p>
                </table:table-cell>
                <table:table-cell table:style-name="Table6.B1" office:value-type="string">
                  <text:p text:style-name="Table_20_Contents"><office:annotation><dc:creator>João (Home)</dc:creator><dc:date>2015-06-14T11:12:33</dc:date><text:list text:continue-numbering="true" text:style-name=""><text:list-item><text:p text:style-name="P17"><text:span text:style-name="T5">Lista com nome dos analistas que avaliaram a solicitação.</text:span></text:p></text:list-item></text:list></office:annotation>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3">Avaliado em:</text:p>
                </table:table-cell>
                <table:table-cell table:style-name="Table7.B1" office:value-type="string">
                  <text:p text:style-name="Table_20_Contents"><office:annotation><dc:creator>João (Home)</dc:creator><dc:date>2015-06-14T11:13:05</dc:date><text:list text:continue-numbering="true" text:style-name=""><text:list-item><text:p text:style-name="P17"><text:span text:style-name="T5">Data final da avaliação </text:span></text:p></text:list-item></text:list></office:annotation>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4">Id Requisito:</text:p>
                </table:table-cell>
                <table:table-cell table:style-name="Table8.A1" office:value-type="string">
                  <text:p text:style-name="Table_20_Contents"><office:annotation><dc:creator>João (Home)</dc:creator><dc:date>2015-06-14T11:13:30</dc:date><text:list text:continue-numbering="true" text:style-name=""><text:list-item><text:p text:style-name="P17"><text:span text:style-name="T5">Referencia ao ID do requisito gerado a partir desta solicitação.</text:span></text:p></text:list-item></text:list></office:annotation></text:p>
                </table:table-cell>
                <table:table-cell table:style-name="Table8.A1" office:value-type="string">
                  <text:p text:style-name="P14">Situação:</text:p>
                </table:table-cell>
                <table:table-cell table:style-name="Table8.D1" office:value-type="string">
                  <text:p text:style-name="P11"><text:drop-down text:name="Situacao"><text:label text:value="Pendente"/><text:label text:value="Em avaliação"/><text:label text:value="Aprovado"/><text:label text:value="Reprovado"/><text:label text:value="Postergado"/>Pendente</text:drop-down><office:annotation><dc:creator>João (Home)</dc:creator><dc:date>2015-06-14T12:15:34</dc:date><text:list text:continue-numbering="true" text:style-name=""><text:list-item><text:p text:style-name="P18"><text:span text:style-name="T5">Situação da solicitação:</text:span></text:p></text:list-item><text:list-item><text:p text:style-name="P18"><text:span text:style-name="T5">- Pendente;</text:span></text:p></text:list-item><text:list-item><text:p text:style-name="P18"><text:span text:style-name="T5">- Em avaliação;</text:span></text:p></text:list-item><text:list-item><text:p text:style-name="P18"><text:span text:style-name="T5">- Aceita;</text:span></text:p></text:list-item><text:list-item><text:p text:style-name="P18"><text:span text:style-name="T5">- Recusada.</text:span></text:p></text:list-item></text:list></office:annotation>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4">Observações:</text:p>
                </table:table-cell>
                <table:table-cell table:style-name="Table9.B1" office:value-type="string">
                  <text:p text:style-name="Table_20_Contents"><office:annotation><dc:creator>João (Home)</dc:creator><dc:date>2015-06-14T11:14:14</dc:date><text:list text:continue-numbering="true" text:style-name=""><text:list-item><text:p text:style-name="P17"><text:span text:style-name="T5">Observações, comentários, anotações, pendências e outras informações geradas durante o processo de avaliação.</text:span></text:p></text:list-item></text:list></office:annotation>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4">Definição:</text:p>
                </table:table-cell>
                <table:table-cell table:style-name="Table10.B1" office:value-type="string">
                  <text:p text:style-name="Table_20_Contents"><office:annotation><dc:creator>João (Home)</dc:creator><dc:date>2015-06-14T11:15:05</dc:date><text:list text:continue-numbering="true" text:style-name=""><text:list-item><text:p text:style-name="P17"><text:span text:style-name="T5">Parecer da avaliação, pode ser:</text:span></text:p></text:list-item><text:list-item><text:p text:style-name="P17"><text:span text:style-name="T5">- Definição de novo requisito;</text:span></text:p></text:list-item><text:list-item><text:p text:style-name="P17"><text:span text:style-name="T5">- Motivo de não aceite da solicitação.</text:span></text:p></text:list-item></text:list></office:annotation></text:p>
                </table:table-cell>
              </table:table-row>
            </table:table>
            <text:p text:style-name="Table_20_Contents"/>
          </table:table-cell>
        </table:table-row>
      </table:table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c516" officeooo:paragraph-rsid="001fc516"/>
    </style:style>
    <style:style style:name="MP2" style:family="paragraph" style:parent-style-name="Footer">
      <style:text-properties officeooo:rsid="001fc516" officeooo:paragraph-rsid="001fc516"/>
    </style:style>
    <style:style style:name="MT1" style:family="text">
      <style:text-properties officeooo:rsid="002d0c5c"/>
    </style:style>
    <style:style style:name="MT2" style:family="text">
      <style:text-properties officeooo:rsid="002cba3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Project">Projeto Saúde</text:user-defined> <text:span text:style-name="MT1">v</text:span><text:span text:style-name="MT1"><text:user-defined style:data-style-name="N0" text:name="VersaoProjeto">1.0.0</text:user-defined></text:span><text:tab/><text:tab/><text:user-defined style:data-style-name="N0" text:name="Info">Formulário de Avaliação de Pré-Requisitos</text:user-defined> <text:span text:style-name="MT2">v</text:span><text:user-defined style:data-style-name="N0" text:name="Versao">1.0.1</text:user-defined></text:p>
      </style:header>
      <style:footer>
        <text:p text:style-name="MP2"><text:user-defined style:data-style-name="N0" text:name="Office">Análise de Sistemas</text:user-defined><text:tab/><text:tab/>Pag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(Home)</meta:initial-creator>
    <meta:creation-date>2015-06-14T10:25:54.548060635</meta:creation-date>
    <dc:date>2015-06-17T22:04:30.753599970</dc:date>
    <dc:creator>João (Home)</dc:creator>
    <meta:editing-duration>PT1H49M22S</meta:editing-duration>
    <meta:editing-cycles>14</meta:editing-cycles>
    <meta:generator>LibreOffice/4.2.8.2$Linux_X86_64 LibreOffice_project/420m0$Build-2</meta:generator>
    <dc:description>Formulário para solicitar a avaliação de pré-requisitos e para caso seja aprovado na avaliação venha a se tornar um  requisito do sistema.</dc:description>
    <dc:subject>Solicitação de Avaliação de Requisitos</dc:subject>
    <dc:title>Levantamento de Requisitos</dc:title>
    <meta:document-statistic meta:table-count="11" meta:image-count="0" meta:object-count="0" meta:page-count="1" meta:paragraph-count="31" meta:word-count="49" meta:character-count="370" meta:non-whitespace-character-count="341"/>
    <meta:user-defined meta:name="Aprovado" meta:value-type="boolean">false</meta:user-defined>
    <meta:user-defined meta:name="Checked by"/>
    <meta:user-defined meta:name="Date completed" meta:value-type="date">2015-06-17</meta:user-defined>
    <meta:user-defined meta:name="E-Mail">mouraja@hotmail.com</meta:user-defined>
    <meta:user-defined meta:name="Group" meta:value-type="string">TI Independente </meta:user-defined>
    <meta:user-defined meta:name="Info" meta:value-type="string">Formulário de Avaliação de Pré-Requisitos</meta:user-defined>
    <meta:user-defined meta:name="Office" meta:value-type="string">Análise de Sistemas</meta:user-defined>
    <meta:user-defined meta:name="Project" meta:value-type="string">Projeto Saúde</meta:user-defined>
    <meta:user-defined meta:name="Purpose" meta:value-type="string">Solicitar a avaliação de pré-requisito, e transformá-lo em requisito do projeto.</meta:user-defined>
    <meta:user-defined meta:name="Status" meta:value-type="string">Pendente</meta:user-defined>
    <meta:user-defined meta:name="VersaoDocumento" meta:value-type="string">1.0.1</meta:user-defined>
    <meta:user-defined meta:name="VersaoProjeto" meta:value-type="string">1.0.0</meta:user-defined>
  </office:meta>
</office:document-meta>
</file>